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8cm" svg:stroke-color="#ff0000" draw:stroke-linejoin="round" svg:stroke-linecap="butt" draw:fill="none" fo:padding-top="0.04cm" fo:padding-bottom="0.04cm" fo:padding-left="0.04cm" fo:padding-right="0.04cm"/>
    </style:style>
    <style:style style:name="gr3" style:family="graphic" style:parent-style-name="standard">
      <style:graphic-properties draw:stroke="solid" svg:stroke-width="0.052cm" svg:stroke-color="#ff8000" draw:stroke-linejoin="round" svg:stroke-linecap="butt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none" draw:fill="solid" draw:fill-color="#ff8000"/>
    </style:style>
    <style:style style:name="gr5" style:family="graphic" style:parent-style-name="standard">
      <style:graphic-properties draw:stroke="solid" svg:stroke-width="0cm" svg:stroke-color="#800080" draw:stroke-linejoin="round" svg:stroke-linecap="butt" draw:fill="solid" draw:fill-color="#800080"/>
    </style:style>
    <style:style style:name="gr6" style:family="graphic" style:parent-style-name="standard">
      <style:graphic-properties draw:stroke="solid" svg:stroke-width="0.052cm" svg:stroke-color="#800080" draw:stroke-linejoin="round" svg:stroke-linecap="butt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none" draw:fill="solid" draw:fill-color="#800080"/>
    </style:style>
    <style:style style:name="gr8" style:family="graphic" style:parent-style-name="standard">
      <style:graphic-properties draw:stroke="solid" svg:stroke-width="0.052cm" svg:stroke-color="#158466" draw:stroke-linejoin="round" svg:stroke-linecap="butt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none" draw:fill="solid" draw:fill-color="#158466"/>
    </style:style>
    <style:style style:name="gr10" style:family="graphic" style:parent-style-name="standard">
      <style:graphic-properties draw:stroke="solid" svg:stroke-width="0.052cm" svg:stroke-color="#355269" draw:stroke-linejoin="round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draw:fill="solid" draw:fill-color="#355269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solid" svg:stroke-width="0.052cm" svg:stroke-color="#729fcf" draw:stroke-linejoin="round" svg:stroke-linecap="butt" draw:fill="none" fo:padding-top="0.026cm" fo:padding-bottom="0.026cm" fo:padding-left="0.026cm" fo:padding-right="0.026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8000"/>
    </style:style>
    <style:style style:name="P4" style:family="paragraph">
      <loext:graphic-properties draw:fill="solid" draw:fill-color="#800080"/>
    </style:style>
    <style:style style:name="P5" style:family="paragraph">
      <loext:graphic-properties draw:fill="solid" draw:fill-color="#158466"/>
    </style:style>
    <style:style style:name="P6" style:family="paragraph">
      <loext:graphic-properties draw:fill="solid" draw:fill-color="#355269"/>
    </style:style>
    <style:style style:name="P7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7.298cm" svg:height="21.589cm" svg:x="0.001cm" svg:y="0cm" svg:viewBox="0 0 27299 21590" draw:points="0,0 27299,0 27299,21590 0,21590">
          <text:p/>
        </draw:polygon>
        <draw:line draw:style-name="gr2" draw:text-style-name="P2" draw:layer="layout" svg:x1="12.539cm" svg:y1="17.281cm" svg:x2="11.316cm" svg:y2="12.776cm">
          <text:p/>
        </draw:line>
        <draw:line draw:style-name="gr2" draw:text-style-name="P2" draw:layer="layout" svg:x1="11.315cm" svg:y1="12.777cm" svg:x2="13.742cm" svg:y2="16.659cm">
          <text:p/>
        </draw:line>
        <draw:line draw:style-name="gr3" draw:text-style-name="P2" draw:layer="layout" svg:x1="11.317cm" svg:y1="12.777cm" svg:x2="8.765cm" svg:y2="7.484cm">
          <text:p/>
        </draw:line>
        <draw:polygon draw:style-name="gr4" draw:text-style-name="P3" draw:layer="layout" svg:width="0.39cm" svg:height="0.565cm" svg:x="8.541cm" svg:y="7.021cm" svg:viewBox="0 0 391 566" draw:points="0,0 77,566 391,404">
          <text:p/>
        </draw:polygon>
        <draw:line draw:style-name="gr3" draw:text-style-name="P2" draw:layer="layout" svg:x1="11.324cm" svg:y1="12.781cm" svg:x2="16.575cm" svg:y2="10.527cm">
          <text:p/>
        </draw:line>
        <draw:polygon draw:style-name="gr4" draw:text-style-name="P3" draw:layer="layout" svg:width="0.55cm" svg:height="0.374cm" svg:x="16.487cm" svg:y="10.329cm" svg:viewBox="0 0 551 375" draw:points="551,0 0,40 133,375">
          <text:p/>
        </draw:polygon>
        <draw:polygon draw:style-name="gr5" draw:text-style-name="P4" draw:layer="layout" svg:width="1.755cm" svg:height="1.834cm" svg:x="10.345cm" svg:y="5.816cm" svg:viewBox="0 0 1756 1835" draw:points="1460,617 1756,1234 595,1835 0,600 1163,0">
          <text:p/>
        </draw:polygon>
        <draw:line draw:style-name="gr6" draw:text-style-name="P2" draw:layer="layout" svg:x1="10.592cm" svg:y1="7.036cm" svg:x2="10.011cm" svg:y2="7.336cm">
          <text:p/>
        </draw:line>
        <draw:polygon draw:style-name="gr7" draw:text-style-name="P4" draw:layer="layout" svg:width="0.544cm" svg:height="0.403cm" svg:x="9.565cm" svg:y="7.164cm" svg:viewBox="0 0 545 404" draw:points="0,404 545,324 390,0">
          <text:p/>
        </draw:polygon>
        <draw:line draw:style-name="gr6" draw:text-style-name="P2" draw:layer="layout" svg:x1="10.951cm" svg:y1="6.052cm" svg:x2="10.666cm" svg:y2="5.463cm">
          <text:p/>
        </draw:line>
        <draw:polygon draw:style-name="gr7" draw:text-style-name="P4" draw:layer="layout" svg:width="0.391cm" svg:height="0.565cm" svg:x="10.443cm" svg:y="5cm" svg:viewBox="0 0 392 566" draw:points="0,0 79,566 392,405">
          <text:p/>
        </draw:polygon>
        <draw:line draw:style-name="gr6" draw:text-style-name="P2" draw:layer="layout" svg:x1="11.589cm" svg:y1="7.375cm" svg:x2="11.872cm" svg:y2="7.964cm">
          <text:p/>
        </draw:line>
        <draw:polygon draw:style-name="gr7" draw:text-style-name="P4" draw:layer="layout" svg:width="0.39cm" svg:height="0.565cm" svg:x="11.706cm" svg:y="7.861cm" svg:viewBox="0 0 391 566" draw:points="391,566 312,0 0,161">
          <text:p/>
        </draw:polygon>
        <draw:line draw:style-name="gr6" draw:text-style-name="P2" draw:layer="layout" svg:x1="11.838cm" svg:y1="6.39cm" svg:x2="12.418cm" svg:y2="6.09cm">
          <text:p/>
        </draw:line>
        <draw:polygon draw:style-name="gr7" draw:text-style-name="P4" draw:layer="layout" svg:width="0.546cm" svg:height="0.403cm" svg:x="12.319cm" svg:y="5.859cm" svg:viewBox="0 0 547 404" draw:points="547,0 0,80 156,404">
          <text:p/>
        </draw:polygon>
        <draw:line draw:style-name="gr6" draw:text-style-name="P2" draw:layer="layout" svg:x1="11.286cm" svg:y1="5.706cm" svg:x2="10.706cm" svg:y2="6.006cm">
          <text:p/>
        </draw:line>
        <draw:polygon draw:style-name="gr7" draw:text-style-name="P4" draw:layer="layout" svg:width="0.544cm" svg:height="0.403cm" svg:x="10.26cm" svg:y="5.833cm" svg:viewBox="0 0 545 404" draw:points="0,404 545,324 391,0">
          <text:p/>
        </draw:polygon>
        <draw:line draw:style-name="gr6" draw:text-style-name="P2" draw:layer="layout" svg:x1="11.21cm" svg:y1="7.744cm" svg:x2="11.79cm" svg:y2="7.444cm">
          <text:p/>
        </draw:line>
        <draw:polygon draw:style-name="gr7" draw:text-style-name="P4" draw:layer="layout" svg:width="0.546cm" svg:height="0.403cm" svg:x="11.69cm" svg:y="7.212cm" svg:viewBox="0 0 547 404" draw:points="547,0 0,81 157,404">
          <text:p/>
        </draw:polygon>
        <draw:line draw:style-name="gr6" draw:text-style-name="P2" draw:layer="layout" svg:x1="10.566cm" svg:y1="7.563cm" svg:x2="10.281cm" svg:y2="6.974cm">
          <text:p/>
        </draw:line>
        <draw:polygon draw:style-name="gr7" draw:text-style-name="P4" draw:layer="layout" svg:width="0.39cm" svg:height="0.565cm" svg:x="10.059cm" svg:y="6.511cm" svg:viewBox="0 0 391 566" draw:points="0,0 77,566 391,404">
          <text:p/>
        </draw:polygon>
        <draw:line draw:style-name="gr6" draw:text-style-name="P2" draw:layer="layout" svg:x1="11.82cm" svg:y1="5.884cm" svg:x2="12.105cm" svg:y2="6.473cm">
          <text:p/>
        </draw:line>
        <draw:polygon draw:style-name="gr7" draw:text-style-name="P4" draw:layer="layout" svg:width="0.391cm" svg:height="0.565cm" svg:x="11.937cm" svg:y="6.37cm" svg:viewBox="0 0 392 566" draw:points="392,566 313,0 0,161">
          <text:p/>
        </draw:polygon>
        <draw:line draw:style-name="gr2" draw:text-style-name="P2" draw:layer="layout" svg:x1="22.757cm" svg:y1="16.205cm" svg:x2="21.564cm" svg:y2="11.692cm">
          <text:p/>
        </draw:line>
        <draw:line draw:style-name="gr2" draw:text-style-name="P2" draw:layer="layout" svg:x1="21.602cm" svg:y1="11.666cm" svg:x2="24.004cm" svg:y2="15.565cm">
          <text:p/>
        </draw:line>
        <draw:polygon draw:style-name="gr5" draw:text-style-name="P4" draw:layer="layout" svg:width="1.355cm" svg:height="1.335cm" svg:x="20.873cm" svg:y="5.031cm" svg:viewBox="0 0 1356 1336" draw:points="669,1336 0,1336 16,0 1356,0 1338,1336">
          <text:p/>
        </draw:polygon>
        <draw:line draw:style-name="gr8" draw:text-style-name="P2" draw:layer="layout" svg:x1="21.606cm" svg:y1="11.666cm" svg:x2="21.56cm" svg:y2="5.863cm">
          <text:p/>
        </draw:line>
        <draw:polygon draw:style-name="gr9" draw:text-style-name="P5" draw:layer="layout" svg:width="0.35cm" svg:height="0.363cm" svg:x="21.384cm" svg:y="5.525cm" svg:viewBox="0 0 351 364" draw:points="0,2 348,0 351,361 3,364">
          <text:p/>
        </draw:polygon>
        <draw:line draw:style-name="gr6" draw:text-style-name="P2" draw:layer="layout" svg:x1="20.846cm" svg:y1="5.671cm" svg:x2="20.188cm" svg:y2="5.671cm">
          <text:p/>
        </draw:line>
        <draw:polygon draw:style-name="gr7" draw:text-style-name="P4" draw:layer="layout" svg:width="0.523cm" svg:height="0.361cm" svg:x="19.689cm" svg:y="5.491cm" svg:viewBox="0 0 524 362" draw:points="0,181 524,362 524,0">
          <text:p/>
        </draw:polygon>
        <draw:line draw:style-name="gr6" draw:text-style-name="P2" draw:layer="layout" svg:x1="20.612cm" svg:y1="6.336cm" svg:x2="20.612cm" svg:y2="5.51cm">
          <text:p/>
        </draw:line>
        <draw:polygon draw:style-name="gr7" draw:text-style-name="P4" draw:layer="layout" svg:width="0.348cm" svg:height="0.542cm" svg:x="20.437cm" svg:y="4.993cm" svg:viewBox="0 0 349 543" draw:points="175,0 0,543 349,543">
          <text:p/>
        </draw:polygon>
        <draw:path draw:style-name="gr10" draw:text-style-name="P2" draw:layer="layout" svg:width="0.872cm" svg:height="0.948cm" svg:x="20.483cm" svg:y="8.364cm" svg:viewBox="0 0 873 949" svg:d="M0 949c300-894 605-837 873-949">
          <text:p/>
        </draw:path>
        <draw:polygon draw:style-name="gr11" draw:text-style-name="P6" draw:layer="layout" svg:width="0.405cm" svg:height="0.253cm" svg:x="21.202cm" svg:y="8.275cm" svg:viewBox="0 0 406 254" draw:points="406,9 0,0 76,254">
          <text:p/>
        </draw:polygon>
        <draw:line draw:style-name="gr6" draw:text-style-name="P2" draw:layer="layout" svg:x1="22.257cm" svg:y1="5.671cm" svg:x2="22.915cm" svg:y2="5.671cm">
          <text:p/>
        </draw:line>
        <draw:polygon draw:style-name="gr7" draw:text-style-name="P4" draw:layer="layout" svg:width="0.523cm" svg:height="0.361cm" svg:x="22.892cm" svg:y="5.491cm" svg:viewBox="0 0 524 362" draw:points="524,181 0,0 0,362">
          <text:p/>
        </draw:polygon>
        <draw:line draw:style-name="gr6" draw:text-style-name="P2" draw:layer="layout" svg:x1="22.443cm" svg:y1="5.188cm" svg:x2="22.443cm" svg:y2="6.014cm">
          <text:p/>
        </draw:line>
        <draw:polygon draw:style-name="gr7" draw:text-style-name="P4" draw:layer="layout" svg:width="0.348cm" svg:height="0.541cm" svg:x="22.27cm" svg:y="5.99cm" svg:viewBox="0 0 349 542" draw:points="174,542 349,0 0,0">
          <text:p/>
        </draw:polygon>
        <draw:line draw:style-name="gr6" draw:text-style-name="P2" draw:layer="layout" svg:x1="21.557cm" svg:y1="5.042cm" svg:x2="21.557cm" svg:y2="4.216cm">
          <text:p/>
        </draw:line>
        <draw:polygon draw:style-name="gr7" draw:text-style-name="P4" draw:layer="layout" svg:width="0.349cm" svg:height="0.542cm" svg:x="21.382cm" svg:y="3.699cm" svg:viewBox="0 0 350 543" draw:points="176,0 0,543 350,543">
          <text:p/>
        </draw:polygon>
        <draw:line draw:style-name="gr6" draw:text-style-name="P2" draw:layer="layout" svg:x1="20.95cm" svg:y1="6.638cm" svg:x2="21.748cm" svg:y2="6.638cm">
          <text:p/>
        </draw:line>
        <draw:polygon draw:style-name="gr7" draw:text-style-name="P4" draw:layer="layout" svg:width="0.523cm" svg:height="0.361cm" svg:x="21.724cm" svg:y="6.458cm" svg:viewBox="0 0 524 362" draw:points="524,181 0,0 0,362">
          <text:p/>
        </draw:polygon>
        <draw:line draw:style-name="gr6" draw:text-style-name="P2" draw:layer="layout" svg:x1="22.014cm" svg:y1="4.849cm" svg:x2="21.217cm" svg:y2="4.849cm">
          <text:p/>
        </draw:line>
        <draw:polygon draw:style-name="gr7" draw:text-style-name="P4" draw:layer="layout" svg:width="0.524cm" svg:height="0.361cm" svg:x="20.717cm" svg:y="4.669cm" svg:viewBox="0 0 525 362" draw:points="0,181 525,362 525,0">
          <text:p/>
        </draw:polygon>
        <draw:line draw:style-name="gr6" draw:text-style-name="P2" draw:layer="layout" svg:x1="21.557cm" svg:y1="6.341cm" svg:x2="21.557cm" svg:y2="7.186cm">
          <text:p/>
        </draw:line>
        <draw:polygon draw:style-name="gr7" draw:text-style-name="P4" draw:layer="layout" svg:width="0.348cm" svg:height="0.541cm" svg:x="21.384cm" svg:y="7.162cm" svg:viewBox="0 0 349 542" draw:points="173,542 349,0 0,0">
          <text:p/>
        </draw:polygon>
        <draw:line draw:style-name="gr10" draw:text-style-name="P2" draw:layer="layout" svg:x1="21.59cm" svg:y1="11.727cm" svg:x2="21.547cm" svg:y2="11.637cm">
          <text:p/>
        </draw:line>
        <draw:line draw:style-name="gr10" draw:text-style-name="P2" draw:layer="layout" svg:x1="21.504cm" svg:y1="11.549cm" svg:x2="21.461cm" svg:y2="11.459cm">
          <text:p/>
        </draw:line>
        <draw:line draw:style-name="gr10" draw:text-style-name="P2" draw:layer="layout" svg:x1="21.42cm" svg:y1="11.37cm" svg:x2="21.377cm" svg:y2="11.28cm">
          <text:p/>
        </draw:line>
        <draw:line draw:style-name="gr10" draw:text-style-name="P2" draw:layer="layout" svg:x1="21.335cm" svg:y1="11.192cm" svg:x2="21.292cm" svg:y2="11.102cm">
          <text:p/>
        </draw:line>
        <draw:line draw:style-name="gr10" draw:text-style-name="P2" draw:layer="layout" svg:x1="21.251cm" svg:y1="11.013cm" svg:x2="21.208cm" svg:y2="10.923cm">
          <text:p/>
        </draw:line>
        <draw:line draw:style-name="gr10" draw:text-style-name="P2" draw:layer="layout" svg:x1="21.167cm" svg:y1="10.835cm" svg:x2="21.124cm" svg:y2="10.745cm">
          <text:p/>
        </draw:line>
        <draw:line draw:style-name="gr10" draw:text-style-name="P2" draw:layer="layout" svg:x1="21.082cm" svg:y1="10.657cm" svg:x2="21.039cm" svg:y2="10.567cm">
          <text:p/>
        </draw:line>
        <draw:line draw:style-name="gr10" draw:text-style-name="P2" draw:layer="layout" svg:x1="20.998cm" svg:y1="10.478cm" svg:x2="20.955cm" svg:y2="10.388cm">
          <text:p/>
        </draw:line>
        <draw:line draw:style-name="gr10" draw:text-style-name="P2" draw:layer="layout" svg:x1="20.913cm" svg:y1="10.3cm" svg:x2="20.87cm" svg:y2="10.21cm">
          <text:p/>
        </draw:line>
        <draw:line draw:style-name="gr10" draw:text-style-name="P2" draw:layer="layout" svg:x1="20.828cm" svg:y1="10.12cm" svg:x2="20.785cm" svg:y2="10.03cm">
          <text:p/>
        </draw:line>
        <draw:line draw:style-name="gr10" draw:text-style-name="P2" draw:layer="layout" svg:x1="20.743cm" svg:y1="9.942cm" svg:x2="20.7cm" svg:y2="9.852cm">
          <text:p/>
        </draw:line>
        <draw:line draw:style-name="gr10" draw:text-style-name="P2" draw:layer="layout" svg:x1="20.659cm" svg:y1="9.763cm" svg:x2="20.616cm" svg:y2="9.673cm">
          <text:p/>
        </draw:line>
        <draw:line draw:style-name="gr10" draw:text-style-name="P2" draw:layer="layout" svg:x1="20.574cm" svg:y1="9.585cm" svg:x2="20.531cm" svg:y2="9.495cm">
          <text:p/>
        </draw:line>
        <draw:line draw:style-name="gr10" draw:text-style-name="P2" draw:layer="layout" svg:x1="20.49cm" svg:y1="9.406cm" svg:x2="20.447cm" svg:y2="9.316cm">
          <text:p/>
        </draw:line>
        <draw:line draw:style-name="gr10" draw:text-style-name="P2" draw:layer="layout" svg:x1="20.406cm" svg:y1="9.228cm" svg:x2="20.363cm" svg:y2="9.138cm">
          <text:p/>
        </draw:line>
        <draw:line draw:style-name="gr10" draw:text-style-name="P2" draw:layer="layout" svg:x1="20.321cm" svg:y1="9.049cm" svg:x2="20.278cm" svg:y2="8.959cm">
          <text:p/>
        </draw:line>
        <draw:line draw:style-name="gr10" draw:text-style-name="P2" draw:layer="layout" svg:x1="20.237cm" svg:y1="8.871cm" svg:x2="20.194cm" svg:y2="8.781cm">
          <text:p/>
        </draw:line>
        <draw:line draw:style-name="gr10" draw:text-style-name="P2" draw:layer="layout" svg:x1="20.151cm" svg:y1="8.692cm" svg:x2="20.108cm" svg:y2="8.602cm">
          <text:p/>
        </draw:line>
        <draw:line draw:style-name="gr10" draw:text-style-name="P2" draw:layer="layout" svg:x1="20.067cm" svg:y1="8.514cm" svg:x2="20.024cm" svg:y2="8.424cm">
          <text:p/>
        </draw:line>
        <draw:line draw:style-name="gr10" draw:text-style-name="P2" draw:layer="layout" svg:x1="19.982cm" svg:y1="8.336cm" svg:x2="19.939cm" svg:y2="8.246cm">
          <text:p/>
        </draw:line>
        <draw:line draw:style-name="gr10" draw:text-style-name="P2" draw:layer="layout" svg:x1="19.898cm" svg:y1="8.157cm" svg:x2="19.855cm" svg:y2="8.067cm">
          <text:p/>
        </draw:line>
        <draw:line draw:style-name="gr10" draw:text-style-name="P2" draw:layer="layout" svg:x1="19.814cm" svg:y1="7.979cm" svg:x2="19.771cm" svg:y2="7.889cm">
          <text:p/>
        </draw:line>
        <draw:line draw:style-name="gr10" draw:text-style-name="P2" draw:layer="layout" svg:x1="19.729cm" svg:y1="7.8cm" svg:x2="19.686cm" svg:y2="7.71cm">
          <text:p/>
        </draw:line>
        <draw:line draw:style-name="gr10" draw:text-style-name="P2" draw:layer="layout" svg:x1="19.645cm" svg:y1="7.621cm" svg:x2="19.602cm" svg:y2="7.531cm">
          <text:p/>
        </draw:line>
        <draw:line draw:style-name="gr10" draw:text-style-name="P2" draw:layer="layout" svg:x1="19.56cm" svg:y1="7.442cm" svg:x2="19.517cm" svg:y2="7.352cm">
          <text:p/>
        </draw:line>
        <draw:line draw:style-name="gr10" draw:text-style-name="P2" draw:layer="layout" svg:x1="19.475cm" svg:y1="7.264cm" svg:x2="19.432cm" svg:y2="7.174cm">
          <text:p/>
        </draw:line>
        <draw:line draw:style-name="gr10" draw:text-style-name="P2" draw:layer="layout" svg:x1="19.39cm" svg:y1="7.085cm" svg:x2="19.347cm" svg:y2="6.995cm">
          <text:p/>
        </draw:line>
        <draw:line draw:style-name="gr10" draw:text-style-name="P2" draw:layer="layout" svg:x1="19.306cm" svg:y1="6.907cm" svg:x2="19.263cm" svg:y2="6.817cm">
          <text:p/>
        </draw:line>
        <draw:line draw:style-name="gr10" draw:text-style-name="P2" draw:layer="layout" svg:x1="19.221cm" svg:y1="6.728cm" svg:x2="19.178cm" svg:y2="6.638cm">
          <text:p/>
        </draw:line>
        <draw:line draw:style-name="gr10" draw:text-style-name="P2" draw:layer="layout" svg:x1="19.137cm" svg:y1="6.55cm" svg:x2="19.094cm" svg:y2="6.46cm">
          <text:p/>
        </draw:line>
        <draw:line draw:style-name="gr10" draw:text-style-name="P2" draw:layer="layout" svg:x1="19.053cm" svg:y1="6.372cm" svg:x2="19.01cm" svg:y2="6.282cm">
          <text:p/>
        </draw:line>
        <draw:line draw:style-name="gr10" draw:text-style-name="P2" draw:layer="layout" svg:x1="18.968cm" svg:y1="6.193cm" svg:x2="18.925cm" svg:y2="6.103cm">
          <text:p/>
        </draw:line>
        <draw:line draw:style-name="gr10" draw:text-style-name="P2" draw:layer="layout" svg:x1="18.884cm" svg:y1="6.015cm" svg:x2="18.841cm" svg:y2="5.925cm">
          <text:p/>
        </draw:line>
        <draw:line draw:style-name="gr10" draw:text-style-name="P2" draw:layer="layout" svg:x1="18.798cm" svg:y1="5.836cm" svg:x2="18.755cm" svg:y2="5.746cm">
          <text:p/>
        </draw:line>
        <draw:line draw:style-name="gr10" draw:text-style-name="P2" draw:layer="layout" svg:x1="18.714cm" svg:y1="5.658cm" svg:x2="18.671cm" svg:y2="5.568cm">
          <text:p/>
        </draw:line>
        <draw:line draw:style-name="gr10" draw:text-style-name="P2" draw:layer="layout" svg:x1="18.629cm" svg:y1="5.479cm" svg:x2="18.586cm" svg:y2="5.389cm">
          <text:p/>
        </draw:line>
        <draw:line draw:style-name="gr10" draw:text-style-name="P2" draw:layer="layout" svg:x1="18.545cm" svg:y1="5.3cm" svg:x2="18.502cm" svg:y2="5.21cm">
          <text:p/>
        </draw:line>
        <draw:line draw:style-name="gr10" draw:text-style-name="P2" draw:layer="layout" svg:x1="18.461cm" svg:y1="5.121cm" svg:x2="18.418cm" svg:y2="5.031cm">
          <text:p/>
        </draw:line>
        <draw:line draw:style-name="gr10" draw:text-style-name="P2" draw:layer="layout" svg:x1="18.376cm" svg:y1="4.943cm" svg:x2="18.333cm" svg:y2="4.853cm">
          <text:p/>
        </draw:line>
        <draw:line draw:style-name="gr10" draw:text-style-name="P2" draw:layer="layout" svg:x1="18.292cm" svg:y1="4.764cm" svg:x2="18.249cm" svg:y2="4.674cm">
          <text:p/>
        </draw:line>
        <draw:line draw:style-name="gr10" draw:text-style-name="P2" draw:layer="layout" svg:x1="18.207cm" svg:y1="4.586cm" svg:x2="18.164cm" svg:y2="4.496cm">
          <text:p/>
        </draw:line>
        <draw:line draw:style-name="gr10" draw:text-style-name="P2" draw:layer="layout" svg:x1="18.122cm" svg:y1="4.407cm" svg:x2="18.079cm" svg:y2="4.317cm">
          <text:p/>
        </draw:line>
        <draw:line draw:style-name="gr10" draw:text-style-name="P2" draw:layer="layout" svg:x1="18.037cm" svg:y1="4.23cm" svg:x2="18.007cm" svg:y2="4.165cm">
          <text:p/>
        </draw:line>
        <draw:line draw:style-name="gr10" draw:text-style-name="P2" draw:layer="layout" svg:x1="1.752cm" svg:y1="19.748cm" svg:x2="7.461cm" svg:y2="19.748cm">
          <text:p/>
        </draw:line>
        <draw:polygon draw:style-name="gr11" draw:text-style-name="P6" draw:layer="layout" svg:width="0.523cm" svg:height="0.361cm" svg:x="7.437cm" svg:y="19.568cm" svg:viewBox="0 0 524 362" draw:points="524,180 0,0 0,362">
          <text:p/>
        </draw:polygon>
        <draw:line draw:style-name="gr10" draw:text-style-name="P2" draw:layer="layout" svg:x1="1.752cm" svg:y1="19.745cm" svg:x2="1.752cm" svg:y2="13.83cm">
          <text:p/>
        </draw:line>
        <draw:polygon draw:style-name="gr11" draw:text-style-name="P6" draw:layer="layout" svg:width="0.348cm" svg:height="0.542cm" svg:x="1.578cm" svg:y="13.312cm" svg:viewBox="0 0 349 543" draw:points="174,0 0,543 349,543">
          <text:p/>
        </draw:polygon>
        <draw:path draw:style-name="gr12" draw:text-style-name="P7" draw:layer="layout" svg:width="0.64cm" svg:height="0.602cm" svg:x="7.018cm" svg:y="18.392cm" svg:viewBox="0 0 641 603" svg:d="M392 186c9-35 38-156 128-156 6 0 36 0 65 17-37 6-62 40-62 71 0 21 14 47 49 47 26 0 69-24 69-77 0-69-76-88-120-88-74 0-119 70-136 101-31-88-101-101-139-101-134 0-206 171-206 205 0 13 13 13 16 13 10 0 13-3 16-15 44-140 127-173 172-173 23 0 69 11 69 88 0 41-22 131-69 317-21 83-66 138-122 138-8 0-37 0-64-17 32-6 61-34 61-71 0-36-29-47-48-47-39 0-71 34-71 77 0 61 63 88 121 88 84 0 131-93 134-101 15 49 61 101 139 101 133 0 206-172 206-205 0-13-11-13-15-13-11 0-13 5-16 15-43 142-131 173-171 173-50 0-72-42-72-87 0-29 10-58 22-117z">
          <text:p/>
        </draw:path>
        <draw:path draw:style-name="gr12" draw:text-style-name="P7" draw:layer="layout" svg:width="0.593cm" svg:height="0.863cm" svg:x="2.165cm" svg:y="13.391cm" svg:viewBox="0 0 594 864" svg:d="M590 81c4-18 4-21 4-31 0-23-17-36-36-36-13 0-34 9-45 29-4 7-14 47-19 71-11 36-19 72-26 108l-59 241c-5 20-61 113-145 113-66 0-80-59-80-108 0-61 23-144 66-261 21-56 25-70 25-97 0-60-41-110-105-110-122 0-170 194-170 207s12 13 15 13c13 0 15-3 21-25 34-125 86-165 129-165 11 0 33 0 33 41 0 34-12 70-22 95-51 142-75 218-75 281 0 118 82 158 157 158 51 0 95-22 130-60-16 69-31 135-83 205-34 46-82 84-142 84-17 0-75-4-97-55 19 0 36 0 54-16 13-13 27-30 27-55 0-41-35-47-48-47-29 0-71 22-71 87 0 66 55 116 135 116 133 0 265-121 302-273z">
          <text:p/>
        </draw:path>
        <draw:path draw:style-name="gr12" draw:text-style-name="P7" draw:layer="layout" svg:width="0.502cm" svg:height="0.605cm" svg:x="11.937cm" svg:y="17.689cm" svg:viewBox="0 0 503 606" svg:d="M460 83c-21 0-40 0-58 19-20 20-23 43-23 51 0 33 23 47 48 47 38 0 73-31 73-85 0-65-61-115-153-115-175 0-347 191-347 379 0 120 74 227 210 227 184 0 293-143 293-158 0-9-8-18-16-18-5 0-8 2-16 13-101 133-243 133-259 133-81 0-116-66-116-146 0-55 26-184 69-267 40-76 111-133 183-133 44 0 93 17 112 53z">
          <text:p/>
        </draw:path>
        <draw:path draw:style-name="gr12" draw:text-style-name="P7" draw:layer="layout" svg:width="0.525cm" svg:height="0.605cm" svg:x="12.481cm" svg:y="17.689cm" svg:viewBox="0 0 526 606" svg:d="M74 511c-2 20-11 52-11 59 0 23 19 36 38 36 16 0 40-11 48-37 2-6 47-188 52-213 10-44 32-137 41-173 4-17 41-80 71-110 11-9 48-43 105-43 34 0 53 16 55 16-40 6-69 38-69 73 0 21 16 47 51 47 34 0 71-31 71-79 0-47-43-87-108-87-84 0-142 66-166 103-10-60-56-103-117-103s-84 52-95 76c-24 46-40 126-40 130 0 13 13 13 14 13 13 0 15-1 23-30 21-96 48-159 94-159 23 0 39 10 39 60 0 29-3 43-19 113z">
          <text:p/>
        </draw:path>
        <draw:path draw:style-name="gr12" draw:text-style-name="P7" draw:layer="layout" svg:width="0.592cm" svg:height="0.605cm" svg:x="13.112cm" svg:y="17.689cm" svg:viewBox="0 0 593 606" svg:d="M431 86c-24-50-61-86-119-86-152 0-312 196-312 391 0 126 72 215 172 215 26 0 92-6 168-101 11 57 56 101 118 101 45 0 74-31 95-75 23-48 40-129 40-132 0-13-13-13-17-13-13 0-13 5-18 24-21 86-45 166-97 166-35 0-39-35-39-62 0-29 3-40 16-99 14-56 17-69 30-120l45-186c10-39 10-40 10-46 0-23-16-36-39-36-30 0-50 29-53 59zM347 431c-7 24-7 27-25 50-58 74-110 95-147 95-66 0-83-74-83-126 0-67 40-231 72-292 39-79 97-128 149-128 85 0 102 109 102 117s-2 16-3 23z">
          <text:p/>
        </draw:path>
        <draw:path draw:style-name="gr12" draw:text-style-name="P7" draw:layer="layout" svg:width="0.502cm" svg:height="0.605cm" svg:x="13.796cm" svg:y="17.689cm" svg:viewBox="0 0 503 606" svg:d="M460 83c-22 0-39 0-58 19-21 20-23 43-23 51 0 33 23 47 48 47 38 0 71-31 71-85 0-65-60-115-151-115-175 0-347 191-347 379 0 120 75 227 210 227 184 0 293-143 293-158 0-9-8-18-16-18-5 0-8 2-16 13-101 133-242 133-258 133-82 0-116-66-116-146 0-55 24-184 69-267 40-76 112-133 182-133 44 0 93 17 112 53z">
          <text:p/>
        </draw:path>
        <draw:path draw:style-name="gr12" draw:text-style-name="P7" draw:layer="layout" svg:width="0.585cm" svg:height="0.941cm" svg:x="14.373cm" svg:y="17.352cm" svg:viewBox="0 0 586 942" svg:d="M300 14c0-1 0-14-17-14-30 0-124 10-158 13-9 1-24 3-24 27 0 16 11 16 31 16 62 0 65 10 65 23l-4 28-187 768c-6 19-6 21-6 30 0 30 27 37 38 37 17 0 36-12 44-28 5-12 64-259 72-292 45 4 150 25 150 113 0 10 0 15-4 28-3 16-6 32-6 47 0 79 52 132 120 132 37 0 72-21 101-71 33-59 48-132 48-135 0-13-12-13-15-13-15 0-17 6-20 24-26 98-56 165-112 165-25 0-42-14-42-62 0-23 6-54 10-75 6-23 6-28 6-42 0-86-82-124-191-140 40-23 82-66 112-98 60-71 121-128 184-128 7 0 9 0 11 1 16 2 17 2 27 11 3 1 4 2 7 5-63 4-76 56-76 72 0 21 16 47 51 47 33 0 71-30 71-82 0-40-30-84-90-84-35 0-93 11-188 117-42 52-93 105-142 125z">
          <text:p/>
        </draw:path>
        <draw:path draw:style-name="gr12" draw:text-style-name="P7" draw:layer="layout" svg:width="0.502cm" svg:height="0.605cm" svg:x="22.218cm" svg:y="16.627cm" svg:viewBox="0 0 503 606" svg:d="M460 83c-22 0-40 0-58 19-20 20-22 43-22 51 0 33 22 47 47 47 38 0 73-31 73-85 0-65-62-115-153-115-174 0-347 191-347 379 0 121 74 227 210 227 184 0 293-142 293-157 0-9-8-19-16-19-6 0-9 3-16 14-101 132-242 132-258 132-82 0-116-66-116-146 0-55 26-184 68-267 41-76 112-133 183-133 44 0 93 17 112 53z">
          <text:p/>
        </draw:path>
        <draw:path draw:style-name="gr12" draw:text-style-name="P7" draw:layer="layout" svg:width="0.525cm" svg:height="0.605cm" svg:x="22.762cm" svg:y="16.627cm" svg:viewBox="0 0 526 606" svg:d="M75 512c-2 20-12 51-12 58 0 23 20 36 38 36 17 0 41-11 48-37 3-6 48-188 53-213 10-44 32-137 41-173 4-17 41-80 71-110 10-9 48-43 105-43 32 0 52 16 53 16-39 6-68 38-68 73 0 21 16 47 50 47 35 0 72-31 72-79 0-47-43-87-107-87-84 0-142 66-166 103-10-60-56-103-117-103s-85 52-96 76c-24 46-40 126-40 130 0 13 13 13 15 13 12 0 13-1 22-30 21-96 48-159 95-159 22 0 39 10 39 60 0 29-4 43-19 113z">
          <text:p/>
        </draw:path>
        <draw:path draw:style-name="gr12" draw:text-style-name="P7" draw:layer="layout" svg:width="0.591cm" svg:height="0.605cm" svg:x="23.393cm" svg:y="16.627cm" svg:viewBox="0 0 592 606" svg:d="M429 86c-23-50-60-86-118-86-150 0-311 196-311 391 0 127 72 215 172 215 25 0 90-6 167-100 11 56 56 100 119 100 44 0 74-31 96-74 22-48 38-129 38-133 0-13-11-13-16-13-13 0-13 5-18 24-22 87-46 166-97 166-36 0-40-34-40-61 0-29 3-40 17-99 13-57 16-70 29-121l45-186c10-39 10-40 10-46 0-23-16-36-38-36-31 0-50 29-55 59zM347 432c-8 24-8 27-26 50-58 73-110 94-146 94-65 0-83-73-83-126 0-67 40-231 72-292 39-79 96-128 149-128 84 0 101 109 101 117s-1 16-3 23z">
          <text:p/>
        </draw:path>
        <draw:path draw:style-name="gr12" draw:text-style-name="P7" draw:layer="layout" svg:width="0.502cm" svg:height="0.605cm" svg:x="24.077cm" svg:y="16.627cm" svg:viewBox="0 0 503 606" svg:d="M460 83c-22 0-40 0-58 19-20 20-23 43-23 51 0 33 23 47 48 47 38 0 72-31 72-85 0-65-61-115-152-115-175 0-347 191-347 379 0 121 74 227 210 227 184 0 293-142 293-157 0-9-8-19-16-19-5 0-8 3-16 14-101 132-243 132-259 132-81 0-116-66-116-146 0-55 24-184 69-267 40-76 112-133 183-133 44 0 93 17 112 53z">
          <text:p/>
        </draw:path>
        <draw:path draw:style-name="gr12" draw:text-style-name="P7" draw:layer="layout" svg:width="0.585cm" svg:height="0.941cm" svg:x="24.654cm" svg:y="16.29cm" svg:viewBox="0 0 586 942" svg:d="M301 14c0-1 0-14-17-14-29 0-125 10-159 13-9 1-25 3-25 27 0 16 13 16 32 16 62 0 65 10 65 23l-3 27-189 769c-5 19-5 21-5 30 0 30 26 37 39 37 16 0 35-12 43-28 5-12 63-259 72-292 45 4 151 25 151 113 0 10 0 15-4 28-3 16-6 32-6 47 0 79 52 132 120 132 37 0 73-21 101-71 32-59 47-132 47-135 0-13-12-13-16-13-13 0-14 6-18 24-26 98-56 165-112 165-25 0-42-14-42-62 0-23 6-54 10-75 6-23 6-28 6-42 0-86-82-124-192-140 41-23 83-66 112-98 61-71 122-128 185-128 7 0 9 0 11 1 16 2 17 2 27 11 3 1 3 2 6 5-62 4-75 56-75 72 0 21 16 47 51 47 32 0 70-30 70-82 0-40-29-84-89-84-35 0-93 11-188 117-43 52-94 105-143 125z">
          <text:p/>
        </draw:path>
        <draw:path draw:style-name="gr12" draw:text-style-name="P7" draw:layer="layout" svg:width="0.529cm" svg:height="0.956cm" svg:x="20.445cm" svg:y="7.412cm" svg:viewBox="0 0 530 957" svg:d="M530 273c0-87-22-273-155-273-178 0-375 376-375 683 0 126 36 274 153 274 183 0 377-384 377-684zM136 457c21-86 48-192 98-287 34-66 82-140 141-140 62 0 71 85 71 161 0 65-10 134-42 266zM392 499c-14 62-41 175-89 272-45 91-93 157-150 157-43 0-69-39-69-163 0-57 7-135 41-266z">
          <text:p/>
        </draw:path>
        <draw:path draw:style-name="gr12" draw:text-style-name="P7" draw:layer="layout" svg:width="0.429cm" svg:height="0.125cm" svg:x="9.539cm" svg:y="3.694cm" svg:viewBox="0 0 430 126" svg:d="M430 20l-21-20c0 2-48 65-106 65-29 0-60-21-82-35-36-20-58-30-81-30-50 0-74 30-140 105l21 21c0-2 48-66 107-66 29 0 61 20 82 33 35 23 59 33 80 33 50 0 74-31 140-106z">
          <text:p/>
        </draw:path>
        <draw:path draw:style-name="gr12" draw:text-style-name="P7" draw:layer="layout" svg:width="0.682cm" svg:height="0.589cm" svg:x="9.411cm" svg:y="4.011cm" svg:viewBox="0 0 683 590" svg:d="M620 77c16 0 63 0 63-46 0-31-27-31-51-31h-293c-196 0-339 220-339 380 0 117 77 210 194 210 152 0 324-160 324-367 0-23 0-87-39-146zM195 562c-63 0-115-49-115-145 0-40 16-149 61-229 54-92 132-111 175-111 109 0 120 88 120 130 0 63-27 173-70 241-51 79-120 114-171 114z">
          <text:p/>
        </draw:path>
        <draw:path draw:style-name="gr12" draw:text-style-name="P7" draw:layer="layout" svg:width="0.529cm" svg:height="0.841cm" svg:x="10.188cm" svg:y="3.286cm" svg:viewBox="0 0 530 842" svg:d="M530 130c0-82-70-130-149-130-124 0-215 146-238 240l-143 590c-2 7 8 12 14 12 7 0 16-1 17-7l60-250c20 43 64 84 136 84 127 0 270-96 270-239 0-55-24-111-71-142 45-29 104-82 104-158zM350 287c-14 3-20 6-46 6-14 0-35-1-43-4 10-6 35-7 43-7 13 0 34 1 46 5zM469 113c0 50-24 122-80 156-17-6-33-13-85-13-30 0-75 2-75 35 0 24 27 28 73 28 31 0 58-5 86-13 27 20 42 58 42 99 0 135-90 236-200 236-70 0-119-44-119-117 0-10 1-19 2-28l61-248c21-89 100-222 206-222 53 0 89 30 89 87z">
          <text:p/>
        </draw:path>
        <draw:path draw:style-name="gr12" draw:text-style-name="P7" draw:layer="layout" svg:width="0.329cm" svg:height="0.621cm" svg:x="10.197cm" svg:y="4.322cm" svg:viewBox="0 0 330 622" svg:d="M205 27c0-26-2-27-27-27-59 59-141 60-178 60v34c23 0 82 0 131-26v478c0 30 0 43-91 43h-33v33c17-1 126-4 161-4 29 0 143 3 162 4v-33h-35c-90 0-90-13-90-43z">
          <text:p/>
        </draw:path>
        <draw:path draw:style-name="gr12" draw:text-style-name="P7" draw:layer="layout" svg:width="0.328cm" svg:height="0.621cm" svg:x="10.711cm" svg:y="4.322cm" svg:viewBox="0 0 329 622" svg:d="M204 27c0-26-3-27-28-27-57 59-139 60-176 60v34c21 0 80 0 130-26v478c0 30 0 43-90 43h-34v33c15-1 126-4 160-4 28 0 143 3 163 4v-33h-34c-91 0-91-13-91-43z">
          <text:p/>
        </draw:path>
        <draw:path draw:style-name="gr12" draw:text-style-name="P7" draw:layer="layout" svg:width="0.428cm" svg:height="0.125cm" svg:x="12.995cm" svg:y="5.69cm" svg:viewBox="0 0 429 126" svg:d="M429 20l-21-20c0 2-48 65-106 65-29 0-61-21-82-35-35-20-59-30-80-30-50 0-76 30-140 106l19 20c0-2 49-66 108-66 28 0 61 21 83 34 35 22 57 32 80 32 48 0 73-30 139-106z">
          <text:p/>
        </draw:path>
        <draw:path draw:style-name="gr12" draw:text-style-name="P7" draw:layer="layout" svg:width="0.682cm" svg:height="0.589cm" svg:x="12.866cm" svg:y="6.007cm" svg:viewBox="0 0 683 590" svg:d="M620 78c17 0 63 0 63-46 0-32-27-32-51-32h-293c-196 0-339 221-339 380 0 117 76 210 194 210 153 0 324-160 324-366 0-23 0-87-40-146zM196 562c-64 0-116-49-116-145 0-40 16-149 61-228 55-92 132-111 176-111 109 0 119 88 119 130 0 62-26 172-70 240-51 79-120 114-170 114z">
          <text:p/>
        </draw:path>
        <draw:path draw:style-name="gr12" draw:text-style-name="P7" draw:layer="layout" svg:width="0.526cm" svg:height="0.841cm" svg:x="13.645cm" svg:y="5.281cm" svg:viewBox="0 0 527 842" svg:d="M527 130c0-82-69-130-147-130-125 0-217 146-239 240l-141 590c-2 7 8 12 12 12 8 0 15-1 18-7l61-249c18 43 61 83 135 83 127 0 269-95 269-238 0-55-24-112-70-143 43-29 102-82 102-158zM349 287c-13 3-20 6-46 6-16 0-37-1-43-4 9-6 35-7 43-7 14 0 33 1 46 5zM468 113c0 50-24 122-80 156-17-6-34-13-85-13-32 0-77 2-77 35 0 24 29 28 74 28 32 0 59-5 87-13 26 20 42 59 42 100 0 135-90 236-201 236-70 0-119-44-119-117 0-10 0-19 3-28l59-249c23-89 101-222 207-222 54 0 90 30 90 87z">
          <text:p/>
        </draw:path>
        <draw:path draw:style-name="gr12" draw:text-style-name="P7" draw:layer="layout" svg:width="0.398cm" svg:height="0.621cm" svg:x="13.611cm" svg:y="6.317cm" svg:viewBox="0 0 399 622" svg:d="M399 450h-29c-3 21-13 77-24 86-9 6-78 6-90 6h-167c95-88 127-113 182-157 66-55 128-114 128-202 0-113-96-183-211-183-112 0-188 82-188 168 0 47 39 52 48 52 21 0 47-16 47-50 0-17-6-49-53-49 29-67 90-88 134-88 90 0 136 74 136 150 0 81-56 146-84 179l-220 224c-8 8-8 10-8 36h372z">
          <text:p/>
        </draw:path>
        <draw:path draw:style-name="gr12" draw:text-style-name="P7" draw:layer="layout" svg:width="0.398cm" svg:height="0.621cm" svg:x="14.125cm" svg:y="6.317cm" svg:viewBox="0 0 399 622" svg:d="M399 450h-29c-3 21-13 77-24 86-8 6-77 6-90 6h-167c96-88 127-113 182-157 65-55 128-114 128-202 0-113-95-183-211-183-112 0-188 82-188 168 0 47 39 52 49 52 22 0 48-16 48-50 0-17-8-49-54-49 28-67 88-88 132-88 90 0 137 74 137 150 0 81-56 146-85 179l-218 224c-9 8-9 10-9 36h373z">
          <text:p/>
        </draw:path>
        <draw:path draw:style-name="gr12" draw:text-style-name="P7" draw:layer="layout" svg:width="0.429cm" svg:height="0.125cm" svg:x="8.347cm" svg:y="5.63cm" svg:viewBox="0 0 430 126" svg:d="M430 20l-21-20c0 2-50 66-106 66-29 0-61-22-84-36-35-20-58-30-80-30-48 0-74 30-139 106l19 20c0-2 51-65 107-65 29 0 62 20 84 33 35 22 58 32 80 32 48 0 74-30 140-106z">
          <text:p/>
        </draw:path>
        <draw:path draw:style-name="gr12" draw:text-style-name="P7" draw:layer="layout" svg:width="0.682cm" svg:height="0.589cm" svg:x="8.219cm" svg:y="5.947cm" svg:viewBox="0 0 683 590" svg:d="M620 78c16 0 63 0 63-47 0-31-27-31-51-31h-294c-195 0-338 221-338 380 0 117 75 210 194 210 153 0 324-160 324-366 0-23 0-87-41-146zM194 562c-63 0-114-49-114-145 0-40 16-149 61-228 53-92 130-111 176-111 109 0 119 88 119 130 0 62-26 172-71 240-51 79-120 114-171 114z">
          <text:p/>
        </draw:path>
        <draw:path draw:style-name="gr12" draw:text-style-name="P7" draw:layer="layout" svg:width="0.528cm" svg:height="0.841cm" svg:x="8.997cm" svg:y="5.221cm" svg:viewBox="0 0 529 842" svg:d="M529 130c0-82-69-130-148-130-124 0-216 146-239 240l-142 590c-2 7 8 12 13 12 8 0 16-1 17-7l60-249c20 43 64 83 137 83 127 0 270-95 270-238 0-56-26-112-71-143 43-29 103-82 103-158zM350 287c-14 3-20 6-46 6-14 0-37-1-43-4 9-6 35-7 43-7 13 0 34 1 46 5zM468 113c0 50-23 122-79 156-17-6-33-13-85-13-32 0-77 2-77 35 0 24 29 28 75 28 31 0 58-5 86-13 27 20 41 58 41 100 0 135-89 236-200 236-70 0-119-44-119-117 0-10 0-19 1-28l61-249c22-89 102-222 206-222 53 0 90 30 90 87z">
          <text:p/>
        </draw:path>
        <draw:path draw:style-name="gr12" draw:text-style-name="P7" draw:layer="layout" svg:width="0.329cm" svg:height="0.621cm" svg:x="9.005cm" svg:y="6.257cm" svg:viewBox="0 0 330 622" svg:d="M205 28c0-27-3-28-27-28-58 60-140 61-178 61v33c22 0 83 0 131-25v477c0 30 0 43-91 43h-34v33c18-1 128-4 162-4 27 0 141 3 162 4v-33h-35c-90 0-90-13-90-43z">
          <text:p/>
        </draw:path>
        <draw:path draw:style-name="gr12" draw:text-style-name="P7" draw:layer="layout" svg:width="0.398cm" svg:height="0.621cm" svg:x="9.478cm" svg:y="6.257cm" svg:viewBox="0 0 399 622" svg:d="M399 451h-29c-3 21-13 77-24 86-9 6-79 6-91 6h-166c94-88 126-113 181-157 67-56 129-114 129-202 0-114-96-184-211-184-112 0-188 83-188 169 0 47 39 52 48 52 21 0 48-16 48-50 0-17-7-49-54-49 29-67 89-88 133-88 90 0 137 74 137 150 0 81-57 146-85 179l-219 223c-8 8-8 10-8 36h372z">
          <text:p/>
        </draw:path>
        <draw:path draw:style-name="gr12" draw:text-style-name="P7" draw:layer="layout" svg:width="0.642cm" svg:height="0.605cm" svg:x="7.673cm" svg:y="7.654cm" svg:viewBox="0 0 643 606" svg:d="M393 187c9-35 38-157 128-157 8 0 39 0 65 17-36 6-62 40-62 72 0 21 16 47 50 47 27 0 69-25 69-78 0-70-77-88-120-88-74 0-119 70-135 101-32-88-102-101-141-101-133 0-207 172-207 206 0 13 13 13 15 13 11 0 14-3 17-15 45-141 129-174 173-174 25 0 70 11 70 89 0 41-23 131-70 318-20 83-65 139-123 139-8 0-37 0-64-17 32-7 61-34 61-72 0-36-29-47-47-47-40 0-72 35-72 78 0 61 64 88 121 88 86 0 131-94 136-101 16 49 61 101 139 101 133 0 207-173 207-206 0-13-11-13-16-13-11 0-13 5-16 15-42 143-130 174-172 174-51 0-71-43-71-87 0-30 7-59 23-119z">
          <text:p/>
        </draw:path>
        <draw:path draw:style-name="gr12" draw:text-style-name="P7" draw:layer="layout" svg:width="0.328cm" svg:height="0.621cm" svg:x="8.472cm" svg:y="7.824cm" svg:viewBox="0 0 329 622" svg:d="M204 27c0-26-3-27-28-27-57 59-139 60-176 60v33c21 0 80 0 130-25v478c0 30 0 43-90 43h-34v33c15-1 126-4 160-4 28 0 143 3 163 4v-33h-34c-91 0-91-13-91-43z">
          <text:p/>
        </draw:path>
        <draw:path draw:style-name="gr12" draw:text-style-name="P7" draw:layer="layout" svg:width="0.429cm" svg:height="0.125cm" svg:x="21.122cm" svg:y="2.31cm" svg:viewBox="0 0 430 126" svg:d="M430 21l-21-21c0 2-50 65-106 65-29 0-61-20-84-34-35-21-57-31-80-31-49 0-75 30-139 105l20 21c0-1 49-65 105-65 30 0 64 20 85 33 35 22 58 32 80 32 50 0 74-31 140-105z">
          <text:p/>
        </draw:path>
        <draw:path draw:style-name="gr12" draw:text-style-name="P7" draw:layer="layout" svg:width="0.682cm" svg:height="0.591cm" svg:x="20.994cm" svg:y="2.628cm" svg:viewBox="0 0 683 592" svg:d="M620 78c16 0 63 0 63-46 0-32-27-32-51-32h-295c-194 0-337 221-337 380 0 118 75 212 194 212 152 0 324-162 324-368 0-23 0-88-40-146zM194 563c-63 0-114-49-114-146 0-40 16-149 61-228 53-93 130-111 175-111 109 0 119 88 119 130 0 62-26 172-71 241-49 79-119 114-170 114z">
          <text:p/>
        </draw:path>
        <draw:path draw:style-name="gr12" draw:text-style-name="P7" draw:layer="layout" svg:width="0.404cm" svg:height="0.668cm" svg:x="21.785cm" svg:y="1.993cm" svg:viewBox="0 0 405 669" svg:d="M405 204c0-98-35-204-123-204-138 0-282 251-282 466 0 111 42 203 125 203 139 0 280-256 280-465zM102 318c47-202 125-291 178-291 58 0 58 103 58 122 0 36-7 90-26 169zM303 351c-24 102-45 153-71 199-30 49-67 93-106 93-49 0-57-72-57-122 0-62 16-134 25-170z">
          <text:p/>
        </draw:path>
        <draw:path draw:style-name="gr12" draw:text-style-name="P7" draw:layer="layout" svg:width="0.329cm" svg:height="0.621cm" svg:x="21.78cm" svg:y="2.913cm" svg:viewBox="0 0 330 622" svg:d="M205 26c0-25-1-26-27-26-58 59-141 60-178 60v33c23 0 83 0 131-26v479c0 30 0 43-90 43h-34v33c17-1 128-4 161-4 29 0 143 3 162 4v-33h-35c-90 0-90-13-90-43z">
          <text:p/>
        </draw:path>
        <draw:path draw:style-name="gr12" draw:text-style-name="P7" draw:layer="layout" svg:width="0.329cm" svg:height="0.621cm" svg:x="22.295cm" svg:y="2.913cm" svg:viewBox="0 0 330 622" svg:d="M205 26c0-25-1-26-28-26-58 59-140 60-177 60v33c21 0 82 0 131-26v479c0 30 0 43-90 43h-35v33c17-1 128-4 160-4 31 0 145 3 164 4v-33h-35c-90 0-90-13-90-43z">
          <text:p/>
        </draw:path>
        <draw:path draw:style-name="gr12" draw:text-style-name="P7" draw:layer="layout" svg:width="0.429cm" svg:height="0.125cm" svg:x="18.88cm" svg:y="3.617cm" svg:viewBox="0 0 430 126" svg:d="M430 21l-21-21c0 2-50 66-106 66-29 0-61-21-85-35-35-21-57-31-80-31-48 0-74 30-138 106l19 20c0-1 50-64 106-64 31 0 63 20 85 33 35 21 58 31 80 31 50 0 74-30 140-105z">
          <text:p/>
        </draw:path>
        <draw:path draw:style-name="gr12" draw:text-style-name="P7" draw:layer="layout" svg:width="0.682cm" svg:height="0.591cm" svg:x="18.752cm" svg:y="3.934cm" svg:viewBox="0 0 683 592" svg:d="M620 78c16 0 63 0 63-46 0-32-27-32-51-32h-294c-194 0-338 221-338 381 0 117 76 211 195 211 152 0 323-162 323-368 0-23 0-88-39-146zM195 563c-64 0-114-49-114-145 0-40 16-150 61-229 53-93 130-111 175-111 109 0 119 88 119 130 0 62-26 173-69 241-51 79-122 114-172 114z">
          <text:p/>
        </draw:path>
        <draw:path draw:style-name="gr12" draw:text-style-name="P7" draw:layer="layout" svg:width="0.406cm" svg:height="0.668cm" svg:x="19.543cm" svg:y="3.3cm" svg:viewBox="0 0 407 669" svg:d="M407 204c0-98-37-204-125-204-135 0-282 251-282 466 0 111 43 203 126 203 138 0 281-256 281-465zM102 318c48-202 125-292 178-292 58 0 58 104 58 123 0 36-7 90-25 169zM304 351c-25 102-46 153-72 199-29 49-66 93-105 93-50 0-58-72-58-122 0-62 16-134 27-170z">
          <text:p/>
        </draw:path>
        <draw:path draw:style-name="gr12" draw:text-style-name="P7" draw:layer="layout" svg:width="0.329cm" svg:height="0.621cm" svg:x="19.538cm" svg:y="4.22cm" svg:viewBox="0 0 330 622" svg:d="M204 26c0-25-1-26-27-26-58 59-139 60-177 60v33c23 0 82 0 132-26v479c0 30 0 43-90 43h-35v33c17-1 128-4 160-4 29 0 143 3 163 4v-33h-35c-91 0-91-13-91-43z">
          <text:p/>
        </draw:path>
        <draw:path draw:style-name="gr12" draw:text-style-name="P7" draw:layer="layout" svg:width="0.398cm" svg:height="0.621cm" svg:x="20.013cm" svg:y="4.22cm" svg:viewBox="0 0 399 622" svg:d="M399 451h-29c-3 21-13 77-24 86-8 6-77 6-90 6h-167c96-88 127-113 182-157 66-56 128-114 128-204 0-113-96-182-211-182-114 0-188 81-188 168 0 48 38 53 48 53 21 0 49-16 49-51 0-17-8-50-55-50 27-66 89-87 132-87 91 0 138 74 138 149 0 83-56 148-85 181l-219 223c-8 8-8 10-8 36h372z">
          <text:p/>
        </draw:path>
        <draw:path draw:style-name="gr12" draw:text-style-name="P7" draw:layer="layout" svg:width="0.429cm" svg:height="0.125cm" svg:x="23.661cm" svg:y="5.281cm" svg:viewBox="0 0 430 126" svg:d="M430 21l-20-21c0 2-51 66-107 66-29 0-61-20-84-34-35-22-59-32-81-32-48 0-74 30-138 106l19 20c0-1 50-64 106-64 31 0 64 20 85 33 35 21 59 31 80 31 50 0 75-30 140-105z">
          <text:p/>
        </draw:path>
        <draw:path draw:style-name="gr12" draw:text-style-name="P7" draw:layer="layout" svg:width="0.682cm" svg:height="0.591cm" svg:x="23.533cm" svg:y="5.598cm" svg:viewBox="0 0 683 592" svg:d="M619 78c16 0 64 0 64-46 0-32-28-32-51-32h-295c-194 0-337 221-337 380 0 118 75 212 194 212 152 0 324-162 324-368 0-23 0-88-40-146zM194 563c-63 0-114-49-114-146 0-40 16-149 61-228 53-93 130-111 175-111 109 0 119 88 119 130 0 62-26 172-69 241-52 79-121 114-172 114z">
          <text:p/>
        </draw:path>
        <draw:path draw:style-name="gr12" draw:text-style-name="P7" draw:layer="layout" svg:width="0.405cm" svg:height="0.668cm" svg:x="24.325cm" svg:y="4.964cm" svg:viewBox="0 0 406 669" svg:d="M406 203c0-98-36-203-125-203-136 0-281 250-281 466 0 111 42 203 124 203 139 0 282-256 282-466zM101 317c47-202 125-291 178-291 58 0 58 104 58 122 0 36-7 90-25 169zM303 350c-24 103-45 154-72 200-29 49-66 93-106 93-49 0-57-72-57-122 0-62 17-134 27-171z">
          <text:p/>
        </draw:path>
        <draw:path draw:style-name="gr12" draw:text-style-name="P7" draw:layer="layout" svg:width="0.399cm" svg:height="0.621cm" svg:x="24.279cm" svg:y="5.884cm" svg:viewBox="0 0 400 622" svg:d="M400 451h-30c-3 21-13 77-23 86-9 6-78 6-91 6h-168c96-88 128-113 182-158 68-55 130-114 130-203 0-113-96-182-213-182-112 0-187 81-187 168 0 47 38 52 48 52 22 0 48-16 48-50 0-17-8-50-54-50 28-66 90-87 132-87 91 0 138 74 138 149 0 82-56 147-85 180l-219 224c-8 8-8 10-8 36h373z">
          <text:p/>
        </draw:path>
        <draw:path draw:style-name="gr12" draw:text-style-name="P7" draw:layer="layout" svg:width="0.399cm" svg:height="0.621cm" svg:x="24.793cm" svg:y="5.884cm" svg:viewBox="0 0 400 622" svg:d="M400 451h-30c-3 21-13 77-24 86-8 6-77 6-90 6h-167c96-88 127-113 181-158 66-55 130-114 130-203 0-113-96-182-212-182-114 0-188 81-188 168 0 47 38 52 48 52 21 0 49-16 49-50 0-17-8-50-55-50 28-66 89-87 132-87 91 0 138 74 138 149 0 82-56 147-85 180l-219 224c-8 8-8 10-8 36h373z">
          <text:p/>
        </draw:path>
        <draw:path draw:style-name="gr12" draw:text-style-name="P7" draw:layer="layout" svg:width="0.605cm" svg:height="0.876cm" svg:x="21.839cm" svg:y="8.762cm" svg:viewBox="0 0 606 877" svg:d="M5 820c-5 16-5 18-5 21 0 20 15 36 37 36 26 0 42-24 45-27 5-13 47-191 82-336 24 55 66 90 127 90 149 0 315-189 315-387 0-141-84-217-179-217-124 0-258 133-297 295zM290 575c-91 0-111-107-111-120 0-5 6-31 9-49 37-149 51-196 78-250 55-97 119-126 159-126 47 0 90 38 90 130 0 73-38 222-72 288-44 83-104 127-153 127z">
          <text:p/>
        </draw:path>
        <draw:path draw:style-name="gr12" draw:text-style-name="P7" draw:layer="layout" svg:width="0.594cm" svg:height="0.861cm" svg:x="16.591cm" svg:y="10.749cm" svg:viewBox="0 0 595 862" svg:d="M590 81c5-18 5-21 5-31 0-23-18-36-37-36-13 0-34 9-45 29-3 7-13 47-18 71-9 35-19 72-25 108l-58 239c-6 20-61 113-147 113-66 0-81-58-81-107 0-61 23-144 66-261 20-56 26-70 26-96 0-60-41-110-106-110-122 0-170 194-170 206 0 13 13 13 16 13 13 0 13-3 21-24 35-125 85-165 130-165 10 0 32 0 32 41 0 34-13 69-22 95-52 141-76 217-76 280 0 118 82 158 159 158 50 0 94-23 131-60-17 69-33 134-86 205-32 45-83 83-140 83-19 0-78-3-99-55 21 0 38 0 56-16 13-12 26-30 26-54 0-42-36-47-48-47-31 0-73 21-73 86 0 66 58 116 138 116 132 0 266-121 302-272z">
          <text:p/>
        </draw:path>
        <draw:path draw:style-name="gr12" draw:text-style-name="P7" draw:layer="layout" svg:width="0.328cm" svg:height="0.618cm" svg:x="17.284cm" svg:y="10.918cm" svg:viewBox="0 0 329 619" svg:d="M204 26c0-25-1-26-27-26-58 58-140 59-177 59v34c21 0 82 0 131-26v476c0 30 0 43-90 43h-34v33c16-1 127-4 159-4 30 0 143 3 163 4v-33h-34c-91 0-91-13-91-43z">
          <text:p/>
        </draw:path>
        <draw:line draw:style-name="gr13" draw:text-style-name="P2" draw:layer="layout" svg:x1="24.032cm" svg:y1="15.586cm" svg:x2="24.032cm" svg:y2="9.154cm">
          <text:p/>
        </draw:line>
        <draw:path draw:style-name="gr13" draw:text-style-name="P2" draw:layer="layout" svg:width="1.077cm" svg:height="1.015cm" svg:x="22.958cm" svg:y="12.784cm" svg:viewBox="0 0 1078 1016" svg:d="M0 1016c288-884 1078-1016 1078-1016l-42 22 42-22">
          <text:p/>
        </draw:path>
        <draw:line draw:style-name="gr13" draw:text-style-name="P2" draw:layer="layout" svg:x1="13.752cm" svg:y1="16.649cm" svg:x2="13.752cm" svg:y2="12.2cm">
          <text:p/>
        </draw:line>
        <draw:path draw:style-name="gr13" draw:text-style-name="P2" draw:layer="layout" svg:width="1.077cm" svg:height="1.015cm" svg:x="12.675cm" svg:y="13.894cm" svg:viewBox="0 0 1078 1016" svg:d="M0 1016c286-884 1078-1016 1078-1016l-43 22 43-22">
          <text:p/>
        </draw:path>
        <draw:path draw:style-name="gr12" draw:text-style-name="P7" draw:layer="layout" svg:width="0.701cm" svg:height="1.2cm" svg:x="12.53cm" svg:y="12.742cm" svg:viewBox="0 0 702 1201" svg:d="M702 183c0-100-71-183-175-183-74 0-112 21-157 56-71 54-141 183-167 284l-203 848c-2 5 6 13 15 13 10 0 15-3 16-7l90-368c24 81 80 129 174 129s191-46 249-105c63-62 102-147 102-246 0-96-46-165-92-198 74-45 148-127 148-223zM469 404c-16 6-29 9-62 9-18 0-43 1-56-5 2-14 48-11 62-11 29 0 40 0 56 7zM630 152c0 94-50 189-116 231-35-13-61-16-101-16-27 0-98-1-98 43-1 37 66 33 89 33 49 0 68-2 106-17 49 47 55 88 57 150 2 77-29 177-66 230-48 72-137 121-210 121-97 0-146-79-146-174 0-13 0-33 7-59l82-337c27-114 120-327 276-327 75 0 120 42 120 122z">
          <text:p/>
        </draw:path>
        <draw:path draw:style-name="gr12" draw:text-style-name="P7" draw:layer="layout" svg:width="0.7cm" svg:height="1.2cm" svg:x="22.857cm" svg:y="11.729cm" svg:viewBox="0 0 701 1201" svg:d="M701 183c0-100-71-183-176-183-74 0-109 21-154 56-71 54-143 183-167 284l-204 848c-1 5 5 13 16 13 10 0 13-3 15-7l89-367c25 80 81 128 176 128 94 0 189-46 247-105 62-61 104-146 104-246 0-96-48-165-95-198 75-45 149-127 149-223zM469 404c-18 6-31 9-63 9-16 0-43 1-56-5 2-14 50-11 64-11 26 0 37 0 55 7zM630 152c0 94-50 189-118 231-35-13-61-16-98-16-27 0-99-1-99 43-2 37 65 33 88 33 48 0 67-2 106-17 48 47 55 88 55 150 3 77-28 178-63 231-50 71-136 120-210 120-98 0-146-78-146-173 0-13 0-33 6-59l83-338c28-114 121-327 275-327 75 0 121 42 121 122z">
          <text:p/>
        </draw:path>
        <draw:path draw:style-name="gr10" draw:text-style-name="P2" draw:layer="layout" svg:width="0.872cm" svg:height="0.948cm" svg:x="10.199cm" svg:y="9.426cm" svg:viewBox="0 0 873 949" svg:d="M0 949c300-894 605-837 873-949">
          <text:p/>
        </draw:path>
        <draw:polygon draw:style-name="gr11" draw:text-style-name="P6" draw:layer="layout" svg:width="0.406cm" svg:height="0.253cm" svg:x="10.918cm" svg:y="9.337cm" svg:viewBox="0 0 407 254" draw:points="407,9 0,0 76,254">
          <text:p/>
        </draw:polygon>
        <draw:path draw:style-name="gr12" draw:text-style-name="P7" draw:layer="layout" svg:width="0.53cm" svg:height="0.956cm" svg:x="10.117cm" svg:y="8.62cm" svg:viewBox="0 0 531 957" svg:d="M531 273c0-87-23-273-153-273-179 0-378 376-378 684 0 125 38 273 154 273 183 0 377-383 377-684zM136 457c23-86 48-192 101-287 34-66 82-140 139-140 62 0 71 85 71 161 0 65-10 134-41 266zM393 499c-12 63-39 176-89 272-45 91-94 157-150 157-43 0-69-39-69-163 0-56 8-134 42-266z">
          <text:p/>
        </draw:path>
        <draw:path draw:style-name="gr12" draw:text-style-name="P7" draw:layer="layout" svg:width="0.605cm" svg:height="0.876cm" svg:x="11.735cm" svg:y="9.243cm" svg:viewBox="0 0 606 877" svg:d="M5 820c-5 16-5 18-5 21 0 20 14 36 37 36 27 0 43-24 46-27 5-13 46-191 82-335 24 54 65 89 125 89 151 0 316-188 316-386 0-141-85-218-178-218-125 0-258 134-297 296zM290 575c-91 0-111-106-111-119 0-5 8-31 10-49 37-149 50-197 78-250 55-98 118-127 159-127 47 0 89 38 89 131 0 73-39 222-72 288-44 83-105 126-153 126z">
          <text:p/>
        </draw:path>
        <draw:line draw:style-name="gr8" draw:text-style-name="P2" draw:layer="layout" svg:x1="11.325cm" svg:y1="12.728cm" svg:x2="11.279cm" svg:y2="6.925cm">
          <text:p/>
        </draw:line>
        <draw:polygon draw:style-name="gr9" draw:text-style-name="P5" draw:layer="layout" svg:width="0.35cm" svg:height="0.363cm" svg:x="11.104cm" svg:y="6.587cm" svg:viewBox="0 0 351 364" draw:points="0,2 348,0 351,361 3,364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9-07T13:26:09.741000000</dc:date>
    <meta:editing-duration>PT2M30S</meta:editing-duration>
    <meta:editing-cycles>1</meta:editing-cycles>
    <meta:document-statistic meta:object-count="154"/>
    <meta:generator>LibreOffice/6.3.2.2$Windows_X86_64 LibreOffice_project/98b30e735bda24bc04ab42594c85f7fd8be07b9c</meta:generator>
  </office:meta>
</office:document-meta>
</file>